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italic" fo:font-weight="bold" officeooo:rsid="00114780" officeooo:paragraph-rsid="0011478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bold" officeooo:rsid="001bdd39" officeooo:paragraph-rsid="001bdd39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bold" officeooo:rsid="0029a1e4" officeooo:paragraph-rsid="0029a1e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14780" officeooo:paragraph-rsid="00114780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0444c" officeooo:paragraph-rsid="0010444c"/>
    </style:style>
    <style:style style:name="P6" style:family="paragraph" style:parent-style-name="Standard">
      <style:paragraph-properties fo:text-align="start" style:justify-single-word="false"/>
      <style:text-properties fo:font-size="16pt" officeooo:rsid="0010444c" officeooo:paragraph-rsid="0010444c"/>
    </style:style>
    <style:style style:name="P7" style:family="paragraph" style:parent-style-name="Standard">
      <style:paragraph-properties fo:text-align="start" style:justify-single-word="false"/>
      <style:text-properties officeooo:paragraph-rsid="001d64d8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officeooo:rsid="0017f19c" officeooo:paragraph-rsid="001fe260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ad852" officeooo:paragraph-rsid="001ad85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25d3f9" officeooo:paragraph-rsid="0025d3f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8f96b" officeooo:paragraph-rsid="0028f96b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beb14" officeooo:paragraph-rsid="002beb1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64e51" officeooo:paragraph-rsid="00164e51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2cf45" officeooo:paragraph-rsid="001d64d8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5dc37" officeooo:paragraph-rsid="001d64d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64e51" officeooo:paragraph-rsid="001deceb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ad852" officeooo:paragraph-rsid="001fe260" style:font-style-asian="normal" style:font-weight-asian="normal" style:font-style-complex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3f5a2" officeooo:paragraph-rsid="0023f5a2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5d3f9" officeooo:paragraph-rsid="0025d3f9" style:font-style-asian="normal" style:font-weight-asian="normal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7c9f3" officeooo:paragraph-rsid="0027c9f3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8f96b" officeooo:paragraph-rsid="0028f96b" style:font-style-asian="normal" style:font-weight-asian="normal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a6f19" officeooo:paragraph-rsid="002a6f19" style:font-style-asian="normal" style:font-weight-asian="normal" style:font-style-complex="normal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beb14" officeooo:paragraph-rsid="002beb14" style:font-style-asian="normal" style:font-weight-asian="normal" style:font-style-complex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cc9a8" officeooo:paragraph-rsid="002cc9a8" style:font-style-asian="normal" style:font-weight-asian="normal" style:font-style-complex="normal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2cd860" officeooo:paragraph-rsid="002cd860" style:font-style-asian="normal" style:font-weight-asian="normal" style:font-style-complex="normal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cd860" officeooo:paragraph-rsid="002cd860" style:font-style-asian="normal" style:font-weight-asian="normal" style:font-style-complex="normal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ed8be" officeooo:paragraph-rsid="002ed8be" style:font-style-asian="normal" style:font-weight-asian="normal" style:font-style-complex="normal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f3ff3" officeooo:paragraph-rsid="002f3ff3" style:font-style-asian="normal" style:font-weight-asian="normal" style:font-style-complex="normal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2cd860" officeooo:paragraph-rsid="002cd860" style:font-style-asian="italic" style:font-weight-asian="normal" style:font-style-complex="italic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paragraph-rsid="001d64d8"/>
    </style:style>
    <style:style style:name="P31" style:family="paragraph" style:parent-style-name="Standard" style:list-style-name="L1">
      <style:paragraph-properties fo:text-align="start" style:justify-single-word="false"/>
      <style:text-properties officeooo:paragraph-rsid="001deceb"/>
    </style:style>
    <style:style style:name="P32" style:family="paragraph" style:parent-style-name="Standard" style:list-style-name="L2">
      <style:paragraph-properties fo:text-align="start" style:justify-single-word="false"/>
      <style:text-properties officeooo:paragraph-rsid="001fe260"/>
    </style:style>
    <style:style style:name="P33" style:family="paragraph" style:parent-style-name="Standard" style:list-style-name="L5">
      <style:paragraph-properties fo:text-align="start" style:justify-single-word="false"/>
      <style:text-properties officeooo:paragraph-rsid="002cc9a8"/>
    </style:style>
    <style:style style:name="P34" style:family="paragraph" style:parent-style-name="Standard" style:list-style-name="L7">
      <style:paragraph-properties fo:text-align="start" style:justify-single-word="false"/>
      <style:text-properties officeooo:paragraph-rsid="002cd860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12cf45" officeooo:paragraph-rsid="001d64d8" style:font-style-asian="italic" style:font-weight-asian="normal" style:font-style-complex="italic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164e51" officeooo:paragraph-rsid="001d64d8" style:font-style-asian="italic" style:font-weight-asian="normal" style:font-style-complex="italic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0pt" fo:font-style="italic" fo:font-weight="normal" officeooo:rsid="00164e51" officeooo:paragraph-rsid="001deceb" style:font-style-asian="italic" style:font-weight-asian="normal" style:font-style-complex="italic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size="10pt" fo:font-style="italic" fo:font-weight="normal" officeooo:rsid="0025d3f9" officeooo:paragraph-rsid="0025d3f9" style:font-style-asian="italic" style:font-weight-asian="normal" style:font-style-complex="italic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0pt" fo:font-style="italic" fo:font-weight="normal" officeooo:rsid="0028f96b" officeooo:paragraph-rsid="0028f96b" style:font-style-asian="italic" style:font-weight-asian="normal" style:font-style-complex="italic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2cf45" officeooo:paragraph-rsid="001d64d8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/>
    </style:style>
    <style:style style:name="T4" style:family="text">
      <style:text-properties fo:font-size="12pt" fo:font-style="normal" style:font-style-asian="normal" style:font-style-complex="normal"/>
    </style:style>
    <style:style style:name="T5" style:family="text">
      <style:text-properties fo:font-size="12pt" fo:font-style="normal" fo:font-weight="normal" officeooo:rsid="0012cf45" style:font-style-asian="normal" style:font-weight-asian="normal" style:font-style-complex="normal" style:font-weight-complex="normal"/>
    </style:style>
    <style:style style:name="T6" style:family="text">
      <style:text-properties fo:font-size="12pt" fo:font-style="normal" fo:font-weight="normal" officeooo:rsid="0014b850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15dc37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normal" officeooo:rsid="00164e51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1ad852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officeooo:rsid="002cc9a8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officeooo:rsid="002cd860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fo:font-weight="bold" officeooo:rsid="0017f19c" style:font-style-asian="normal" style:font-weight-asian="bold" style:font-style-complex="normal" style:font-weight-complex="bold"/>
    </style:style>
    <style:style style:name="T13" style:family="text">
      <style:text-properties fo:font-size="12pt" fo:font-style="italic" fo:font-weight="bold" officeooo:rsid="0017f19c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0pt" fo:font-style="italic" style:font-style-asian="italic" style:font-style-complex="italic"/>
    </style:style>
    <style:style style:name="T16" style:family="text">
      <style:text-properties fo:font-size="10pt" fo:font-style="italic" officeooo:rsid="002beb14" style:font-style-asian="italic" style:font-style-complex="italic"/>
    </style:style>
    <style:style style:name="T17" style:family="text">
      <style:text-properties fo:font-size="10pt" fo:font-style="italic" fo:font-weight="normal" officeooo:rsid="00164e51" style:font-style-asian="italic" style:font-weight-asian="normal" style:font-style-complex="italic" style:font-weight-complex="normal"/>
    </style:style>
    <style:style style:name="T18" style:family="text">
      <style:text-properties fo:font-size="10pt" fo:font-style="italic" fo:font-weight="normal" officeooo:rsid="0012cf45" style:font-style-asian="italic" style:font-weight-asian="normal" style:font-style-complex="italic" style:font-weight-complex="normal"/>
    </style:style>
    <style:style style:name="T19" style:family="text">
      <style:text-properties fo:font-size="10pt" fo:font-style="italic" fo:font-weight="normal" officeooo:rsid="0014b850" style:font-style-asian="italic" style:font-weight-asian="normal" style:font-style-complex="italic" style:font-weight-complex="normal"/>
    </style:style>
    <style:style style:name="T20" style:family="text">
      <style:text-properties fo:font-size="10pt" fo:font-style="italic" fo:font-weight="normal" officeooo:rsid="0015dc37" style:font-style-asian="italic" style:font-weight-asian="normal" style:font-style-complex="italic" style:font-weight-complex="normal"/>
    </style:style>
    <style:style style:name="T21" style:family="text">
      <style:text-properties fo:font-size="10pt" fo:font-style="italic" fo:font-weight="normal" officeooo:rsid="001ad852" style:font-style-asian="italic" style:font-weight-asian="normal" style:font-style-complex="italic" style:font-weight-complex="normal"/>
    </style:style>
    <style:style style:name="T22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officeooo:rsid="0025d3f9"/>
    </style:style>
    <style:style style:name="T24" style:family="text">
      <style:text-properties officeooo:rsid="002beb14"/>
    </style:style>
    <style:style style:name="T25" style:family="text">
      <style:text-properties officeooo:rsid="002f3f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ils - Advanced Forms</text:p>
      <text:p text:style-name="P6"/>
      <text:p text:style-name="P1">select <text:span text:style-name="T1">Tags with Collections</text:span></text:p>
      <text:p text:style-name="P4"/>
      <text:p text:style-name="P1"><text:span text:style-name="T4">Prepopulating </text:span><text:span text:style-name="T3">select</text:span><text:span text:style-name="T4"> Tags with Collections</text:span></text:p>
      <text:p text:style-name="P7"><text:span text:style-name="T12"><text:tab/></text:span><text:span text:style-name="T13">#select_tag</text:span></text:p>
      <text:list xml:id="list1261556591" text:style-name="L1">
        <text:list-item>
          <text:p text:style-name="P14">Rails provides different ways to make dropdown menus that already contain data when the form is loaded.</text:p>
          <text:p text:style-name="P14"/>
        </text:list-item>
        <text:list-item>
          <text:p text:style-name="P30"><text:span text:style-name="T5">With pure HTML, you build many </text:span><text:span text:style-name="T18">&lt;option&gt;</text:span><text:span text:style-name="T5"> tags inside the </text:span><text:span text:style-name="T18">&lt;select&gt; </text:span><text:span text:style-name="T5">tag.</text:span></text:p>
          <text:list>
            <text:list-item>
              <text:p text:style-name="P14">Example: barebones HTML</text:p>
              <text:list>
                <text:list-header>
                  <text:p text:style-name="P35">&lt;select name='user_id'&gt;</text:p>
                  <text:list>
                    <text:list-header>
                      <text:p text:style-name="P35">&lt;%= @user.each do |user| %&gt;</text:p>
                      <text:list>
                        <text:list-header>
                          <text:p text:style-name="P35">&lt;option value="&lt;%= user.id %&gt;"&gt;&lt;%= user.name %&gt;&lt;/option&gt;</text:p>
                        </text:list-header>
                      </text:list>
                      <text:p text:style-name="P35">&lt;% end %&gt;</text:p>
                    </text:list-header>
                  </text:list>
                  <text:p text:style-name="P14">&lt;/select&gt;</text:p>
                  <text:p text:style-name="P14"/>
                </text:list-header>
              </text:list>
            </text:list-item>
          </text:list>
        </text:list-item>
        <text:list-item>
          <text:p text:style-name="P40"><text:span text:style-name="T6">Rails provides the </text:span><text:span text:style-name="T19">#select_tag</text:span><text:span text:style-name="T6"> in conjunction with the </text:span><text:span text:style-name="T19">#options_for_select </text:span><text:span text:style-name="T6">helper to assist in creating dropdowns efficiently.</text:span></text:p>
          <text:list>
            <text:list-item>
              <text:p text:style-name="P40"><text:span text:style-name="T7">The </text:span><text:span text:style-name="T20">#select_tag</text:span><text:span text:style-name="T7"> will create the surrounding tag while the </text:span><text:span text:style-name="T20">#options_for_select</text:span><text:span text:style-name="T7"> gives </text:span><text:span text:style-name="T20">#select_tag</text:span><text:span text:style-name="T7"> the array of options it needs.</text:span></text:p>
              <text:p text:style-name="P15"/>
            </text:list-item>
          </text:list>
        </text:list-item>
        <text:list-item>
          <text:p text:style-name="P40"><text:span text:style-name="T8">The </text:span><text:span text:style-name="T17">#options_for_select</text:span><text:span text:style-name="T8"> expects a very specific input, an array of arrays which provides the text for the dropdown option and the value it represents.</text:span></text:p>
          <text:list>
            <text:list-item>
              <text:p text:style-name="P30"><text:span text:style-name="T8">Example: Structure of </text:span><text:span text:style-name="T17">#options_for_select</text:span></text:p>
              <text:list>
                <text:list-header>
                  <text:p text:style-name="P36">options_for_select( [ [ 'choice1', value1 ], [ 'choice2', value2 <text:s/>] ] )</text:p>
                  <text:p text:style-name="P36"/>
                </text:list-header>
              </text:list>
            </text:list-item>
          </text:list>
        </text:list-item>
        <text:list-item>
          <text:p text:style-name="P31"><text:span text:style-name="T8">This requires converting the object that you may use into simple arrays with just two values (can be done using </text:span><text:span text:style-name="T17">#map</text:span><text:span text:style-name="T8">)</text:span></text:p>
          <text:p text:style-name="P16"/>
        </text:list-item>
        <text:list-item>
          <text:p text:style-name="P16">Example: Configuring select tag</text:p>
          <text:list>
            <text:list-item>
              <text:p text:style-name="P37">&lt;%= select_tag(:author_id, options_for_select(@user_options)) %&gt;</text:p>
            </text:list-item>
          </text:list>
        </text:list-item>
      </text:list>
      <text:p text:style-name="P13"/>
      <text:p text:style-name="P8"><text:span text:style-name="T2"><text:tab/></text:span><text:span text:style-name="T14">#select</text:span></text:p>
      <text:list xml:id="list1940989125" text:style-name="L2">
        <text:list-item>
          <text:p text:style-name="P32"><text:span text:style-name="T9">If your form is designed to build a model instance (eg. Post object), you can use the generic </text:span><text:span text:style-name="T21">#select</text:span><text:span text:style-name="T9"> helper in your view.</text:span></text:p>
          <text:list>
            <text:list-item>
              <text:p text:style-name="P17">You will need to pass it the model name (symbol) which tells the form to nest the param under the post hash.</text:p>
              <text:p text:style-name="P17"/>
            </text:list-item>
          </text:list>
        </text:list-item>
        <text:list-item>
          <text:p text:style-name="P32"><text:span text:style-name="T9">You don't need to pass in the model name if using </text:span><text:span text:style-name="T21">form_with</text:span><text:span text:style-name="T9"> or </text:span><text:span text:style-name="T21">form_for</text:span><text:span text:style-name="T9">. </text:span></text:p>
        </text:list-item>
      </text:list>
      <text:p text:style-name="P9"/>
      <text:p text:style-name="P2">Nested Forms</text:p>
      <text:list xml:id="list2610167885" text:style-name="L3">
        <text:list-item>
          <text:p text:style-name="P18">Nested forms can be used to create many objects through one form by including additional parameters with the main object.</text:p>
          <text:list>
            <text:list-item>
              <text:p text:style-name="P18">Your main object will need to <text:span text:style-name="T23">be prepared for additional objects if it receives their attributes when creating the main object.</text:span></text:p>
            </text:list-item>
            <text:list-item>
              <text:p text:style-name="P19">This is done with the method, <text:span text:style-name="T15">#accepts_nested_attributes_for, </text:span>in the main model.</text:p>
            </text:list-item>
          </text:list>
        </text:list-item>
      </text:list>
      <text:p text:style-name="P10"/>
      <text:list xml:id="list183915108430186" text:continue-numbering="true" text:style-name="L3">
        <text:list-item>
          <text:p text:style-name="P19">Example: User accepts shipping_address</text:p>
          <text:list>
            <text:list-header>
              <text:p text:style-name="P38"><text:soft-page-break/>class User &lt; ActiveRecord::Base</text:p>
              <text:list>
                <text:list-header>
                  <text:p text:style-name="P38">has_many :shipping_addresses</text:p>
                  <text:p text:style-name="P38">accepts_nested_attributes_for :shipping_addresses</text:p>
                </text:list-header>
              </text:list>
              <text:p text:style-name="P38">end</text:p>
            </text:list-header>
          </text:list>
          <text:p text:style-name="P19"/>
        </text:list-item>
        <text:list-item>
          <text:p text:style-name="P20">Use the <text:span text:style-name="T15">#fields_for</text:span> method to effectively create a <text:span text:style-name="T15">#form_for</text:span> inside your existing <text:span text:style-name="T15">#form_for </text:span>form.</text:p>
          <text:list>
            <text:list-item>
              <text:p text:style-name="P21">example: using <text:span text:style-name="T15">fields_for</text:span></text:p>
              <text:list>
                <text:list-header>
                  <text:p text:style-name="P39">f.fields_for @shipping_address do |add_form| ... end</text:p>
                </text:list-header>
              </text:list>
            </text:list-item>
          </text:list>
        </text:list-item>
      </text:list>
      <text:p text:style-name="P11"/>
      <text:p text:style-name="P3">Deleting Nested Form Objects</text:p>
      <text:list xml:id="list2637244176" text:style-name="L4">
        <text:list-item>
          <text:p text:style-name="P22">You can have your form destroy nested forms by setting the <text:span text:style-name="T15">:allow_destroy</text:span> option to <text:span text:style-name="T22">true </text:span><text:span text:style-name="T24">for </text:span><text:span text:style-name="T16">#accepts_nested_attributes_for</text:span><text:span text:style-name="T24"> method.</text:span></text:p>
        </text:list-item>
        <text:list-item>
          <text:p text:style-name="P23">This lets you destroy a ShippingAddress object from a User's form, by including <text:span text:style-name="T15">_destroy =&gt; 1 </text:span>in the submitted parameters for that ShippingAddress.</text:p>
        </text:list-item>
      </text:list>
      <text:p text:style-name="P12"/>
      <text:p text:style-name="P3">Many-to-Many Relationships</text:p>
      <text:list xml:id="list4040376625" text:style-name="L5">
        <text:list-item>
          <text:p text:style-name="P33"><text:span text:style-name="T10">Look at: </text:span><text:a xlink:type="simple" xlink:href="https://thoughtbot.com/blog/accepts-nested-attributes-for-with-has-many-through" text:style-name="Internet_20_link" text:visited-style-name="Visited_20_Internet_20_Link"><text:span text:style-name="T10">destroying many-to-many relationship</text:span></text:a></text:p>
          <text:p text:style-name="P24"/>
        </text:list-item>
      </text:list>
      <text:p text:style-name="P3">Designing your Own Forms</text:p>
      <text:list xml:id="list1625985625" text:style-name="L6">
        <text:list-item>
          <text:p text:style-name="P25">Understanding the basic HTML form structure underneath the Rails helper will make it easier to design custom forms when trying to do something non-standard.</text:p>
          <text:p text:style-name="P25"/>
        </text:list-item>
      </text:list>
      <text:p text:style-name="P3">Simple Form</text:p>
      <text:list xml:id="list3290110929" text:style-name="L7">
        <text:list-item>
          <text:p text:style-name="P29">simple_form<text:span text:style-name="T1"> is a gem which provides many user-friendly features for building forms.</text:span></text:p>
        </text:list-item>
        <text:list-item>
          <text:p text:style-name="P34"><text:span text:style-name="T11">The documentation is: </text:span><text:a xlink:type="simple" xlink:href="https://github.com/heartcombo/simple_form" text:style-name="Internet_20_link" text:visited-style-name="Visited_20_Internet_20_Link"><text:span text:style-name="T11">simple_gem</text:span></text:a></text:p>
          <text:p text:style-name="P26"/>
        </text:list-item>
      </text:list>
      <text:p text:style-name="P3">Miscellania: Blank Submissions That Mean Delete</text:p>
      <text:list xml:id="list999555824" text:style-name="L8">
        <text:list-item>
          <text:p text:style-name="P27">For a record that already exists, sometimes you want to deselect a field and make it return <text:span text:style-name="T22">nil </text:span>.<text:span text:style-name="T25"> However, if you submit nothing, Rails will remove those fields from the params hash so nothing will happen.</text:span></text:p>
          <text:p text:style-name="P27"/>
        </text:list-item>
        <text:list-item>
          <text:p text:style-name="P28">To get around this, you can make a hidden field in your form (or nested form) that has the same name as the checkboxes or dropdown, and contains the value "".</text:p>
          <text:list>
            <text:list-item>
              <text:p text:style-name="P28">This forces Rails to include the key/value pair into the params hash at which point can be used for replacing valu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61" meta:word-count="559" meta:character-count="3383" meta:non-whitespace-character-count="2920"/>
  </office:meta>
</office:document-meta>
</file>